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f0f8" officeooo:paragraph-rsid="0014f0f8"/>
    </style:style>
    <style:style style:name="P2" style:family="paragraph" style:parent-style-name="Standard">
      <style:text-properties officeooo:rsid="0014f0f8" officeooo:paragraph-rsid="0015b1c1"/>
    </style:style>
    <style:style style:name="P3" style:family="paragraph" style:parent-style-name="Standard" style:list-style-name="L1">
      <style:text-properties officeooo:paragraph-rsid="0014f0f8"/>
    </style:style>
    <style:style style:name="P4" style:family="paragraph" style:parent-style-name="Standard">
      <style:text-properties officeooo:rsid="0015b1c1" officeooo:paragraph-rsid="0015b1c1"/>
    </style:style>
    <style:style style:name="P5" style:family="paragraph" style:parent-style-name="Standard" style:list-style-name="L2">
      <style:text-properties officeooo:paragraph-rsid="0015b1c1"/>
    </style:style>
    <style:style style:name="P6" style:family="paragraph" style:parent-style-name="Standard">
      <style:text-properties officeooo:paragraph-rsid="0015b1c1"/>
    </style:style>
    <style:style style:name="P7" style:family="paragraph" style:parent-style-name="Standard" style:list-style-name="L3">
      <style:text-properties officeooo:rsid="001795d8" officeooo:paragraph-rsid="001795d8"/>
    </style:style>
    <style:style style:name="P8" style:family="paragraph" style:parent-style-name="Standard">
      <style:text-properties officeooo:rsid="001795d8" officeooo:paragraph-rsid="001795d8"/>
    </style:style>
    <style:style style:name="P9" style:family="paragraph" style:parent-style-name="Standard">
      <style:text-properties officeooo:rsid="001885b0" officeooo:paragraph-rsid="001885b0"/>
    </style:style>
    <style:style style:name="P10" style:family="paragraph" style:parent-style-name="Standard">
      <style:text-properties officeooo:rsid="001885b0" officeooo:paragraph-rsid="001cf9d9"/>
    </style:style>
    <style:style style:name="P11" style:family="paragraph" style:parent-style-name="Standard" style:list-style-name="L4">
      <style:text-properties officeooo:paragraph-rsid="001885b0"/>
    </style:style>
    <style:style style:name="P12" style:family="paragraph" style:parent-style-name="Standard">
      <style:text-properties officeooo:paragraph-rsid="001885b0"/>
    </style:style>
    <style:style style:name="P13" style:family="paragraph" style:parent-style-name="Standard">
      <style:text-properties officeooo:rsid="0019d1da" officeooo:paragraph-rsid="0019d1da"/>
    </style:style>
    <style:style style:name="P14" style:family="paragraph" style:parent-style-name="Standard" style:list-style-name="L5">
      <style:text-properties officeooo:paragraph-rsid="0019d1da"/>
    </style:style>
    <style:style style:name="P15" style:family="paragraph" style:parent-style-name="Standard">
      <style:text-properties officeooo:paragraph-rsid="0019d1da"/>
    </style:style>
    <style:style style:name="P16" style:family="paragraph" style:parent-style-name="Standard" style:list-style-name="L7">
      <style:text-properties officeooo:paragraph-rsid="0019d1da"/>
    </style:style>
    <style:style style:name="T1" style:family="text">
      <style:text-properties officeooo:rsid="0014f0f8"/>
    </style:style>
    <style:style style:name="T2" style:family="text">
      <style:text-properties officeooo:rsid="0015b1c1"/>
    </style:style>
    <style:style style:name="T3" style:family="text">
      <style:text-properties officeooo:rsid="001795d8"/>
    </style:style>
    <style:style style:name="T4" style:family="text">
      <style:text-properties officeooo:rsid="001885b0"/>
    </style:style>
    <style:style style:name="T5" style:family="text">
      <style:text-properties officeooo:rsid="0019d1da"/>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4">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066218079019841366" text:style-name="L1">
        <text:list-item>
          <text:p text:style-name="P3"><text:span text:style-name="T1">What is a story point? How will you use story points to measure size of the following fruits (fruit points) given the planning poker value 1⁄2, 1, 2, 3, 5,8,13, 20, 40, 100, infinity</text:span></text:p>
          <text:p text:style-name="P3"/>
        </text:list-item>
      </text:list>
      <text:p text:style-name="P1"> Apple</text:p>
      <text:p text:style-name="P1"> Mango</text:p>
      <text:p text:style-name="P1"> Banana</text:p>
      <text:p text:style-name="P1"> Jack fruit</text:p>
      <text:p text:style-name="P1"> Pine apple</text:p>
      <text:p text:style-name="P1"> Gooseberry</text:p>
      <text:p text:style-name="P1"> Avocado</text:p>
      <text:p text:style-name="P1"> Lime</text:p>
      <text:p text:style-name="P1"> Pomegranate</text:p>
      <text:p text:style-name="P1"> Watermelon</text:p>
      <text:p text:style-name="P1"/>
      <text:p text:style-name="P1"/>
      <text:p text:style-name="P15"><text:span text:style-name="T1">A story point is a measure used by a scrum team. A user story is divided into several story points by the scrum team by planning poker approach. Mostly used poker value is a fibonacci series. It helps to estimate number of story points one user story is converted into.The velocity of a team during each sprints depend upon the number of story points completed in a sprint.</text:span></text:p>
      <text:p text:style-name="P15"/>
      <text:list xml:id="list1905753768249848844" text:style-name="L7">
        <text:list-item>
          <text:p text:style-name="P16"><text:span text:style-name="T1">Apple:5</text:span></text:p>
        </text:list-item>
        <text:list-item>
          <text:p text:style-name="P16"><text:span text:style-name="T1">Mango:8</text:span></text:p>
        </text:list-item>
        <text:list-item>
          <text:p text:style-name="P16"><text:span text:style-name="T1">Banana:5</text:span></text:p>
        </text:list-item>
        <text:list-item>
          <text:p text:style-name="P16"><text:span text:style-name="T1">Jack fruit:100</text:span></text:p>
        </text:list-item>
        <text:list-item>
          <text:p text:style-name="P16"><text:span text:style-name="T1">Pine apple:40</text:span></text:p>
        </text:list-item>
        <text:list-item>
          <text:p text:style-name="P16"><text:span text:style-name="T1">Gooseberry:1/2</text:span></text:p>
        </text:list-item>
        <text:list-item>
          <text:p text:style-name="P16"><text:span text:style-name="T1">Avocado:3</text:span></text:p>
        </text:list-item>
        <text:list-item>
          <text:p text:style-name="P16"><text:span text:style-name="T1">Lime:2</text:span></text:p>
        </text:list-item>
        <text:list-item>
          <text:p text:style-name="P16"><text:span text:style-name="T1">Pomegranate:5</text:span></text:p>
        </text:list-item>
        <text:list-item>
          <text:p text:style-name="P16"><text:span text:style-name="T1">Watermelon:40</text:span></text:p>
        </text:list-item>
      </text:list>
      <text:p text:style-name="P2"/>
      <text:p text:style-name="P2"/>
      <text:list xml:id="list4319858651425821177" text:style-name="L2">
        <text:list-item>
          <text:p text:style-name="P5"><text:span text:style-name="T2">What are the points discussed during the daily standup meeting? What happens if there is a problem a team member identifies during the stand-up meeting and how the same will be resolved?</text:span></text:p>
        </text:list-item>
      </text:list>
      <text:p text:style-name="P6"/>
      <text:p text:style-name="P6"/>
      <text:p text:style-name="P4">A daily standup meeting is <text:span text:style-name="T3">usually timeboxed between 5-15 mins. The meeting involves asking and identifying 3 question only:</text:span></text:p>
      <text:list xml:id="list5610973998706144947" text:style-name="L3">
        <text:list-item>
          <text:p text:style-name="P7">What was accomplished yesterday?</text:p>
        </text:list-item>
        <text:list-item>
          <text:p text:style-name="P7">What will be done today?</text:p>
        </text:list-item>
        <text:list-item>
          <text:p text:style-name="P7">What obstacles are hindering the progress?</text:p>
        </text:list-item>
      </text:list>
      <text:p text:style-name="P8"/>
      <text:p text:style-name="P8">If a team member has a problem he can ask for small clarifications, but the problem won’t be discussed in brief in the standup meeting,the problem can be discussed and addressed completely with the scrum master after the standup meeting <text:span text:style-name="T4">is over.</text:span></text:p>
      <text:p text:style-name="P8"/>
      <text:p text:style-name="P8"/>
      <text:list xml:id="list6422331603729148883" text:style-name="L4">
        <text:list-item>
          <text:p text:style-name="P11"><text:span text:style-name="T4">What is the relationship between Epic, User story and Feature? What are themes?</text:span></text:p>
        </text:list-item>
      </text:list>
      <text:p text:style-name="P12"/>
      <text:p text:style-name="P12"/>
      <text:p text:style-name="P10"><text:soft-page-break/>An feature generally describes what the software does.It requires many iteration to deliver a feature.</text:p>
      <text:p text:style-name="P10"><text:s/></text:p>
      <text:p text:style-name="P9">A User story is a part of a feature,it is what a user wants. User stories help to break a feature into smaller stories so that we can get early feedback from stakeholders and find out if we are on a right track or not.</text:p>
      <text:p text:style-name="P9"/>
      <text:p text:style-name="P9">An epic <text:span text:style-name="T5">broad category which can be broken into multiple features or a larger user story.</text:span></text:p>
      <text:p text:style-name="P9"/>
      <text:p text:style-name="P9"/>
      <text:p text:style-name="P13">Theme is a collection of related user stories or multiple features grouped together as one.</text:p>
      <text:p text:style-name="P9"/>
      <text:p text:style-name="P9"/>
      <text:list xml:id="list4674327914617778464" text:style-name="L5">
        <text:list-item>
          <text:p text:style-name="P14"><text:span text:style-name="T5">Provide an example of Feature and user stories for the below Epic: Epic: Allow the customers to manage their own accounts in the web portal</text:span></text:p>
        </text:list-item>
      </text:list>
      <text:p text:style-name="P15"/>
      <text:p text:style-name="P13">Epic:Allow the customers to manage their own accounts in the web portal</text:p>
      <text:p text:style-name="P13"/>
      <text:p text:style-name="P13">Features: A web portal will have many categories like a Login page, Home page,Manage accounts,Transfers,Log out etc., </text:p>
      <text:p text:style-name="P13">each category here is a feature.</text:p>
      <text:p text:style-name="P13"/>
      <text:p text:style-name="P13">User stories: Each category will have options, for example a home page will have: Customer Id, Customer name, Profile picture, Address, Phone no. Etc</text:p>
      <text:p text:style-name="P13">each of this option is a user story.</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0T14:49:08.839637082</meta:creation-date>
    <meta:generator>LibreOffice/5.1.4.2$Linux_X86_64 LibreOffice_project/10m0$Build-2</meta:generator>
    <dc:date>2016-08-20T15:44:34.528941902</dc:date>
    <meta:editing-duration>PT20M54S</meta:editing-duration>
    <meta:editing-cycles>4</meta:editing-cycles>
    <meta:document-statistic meta:table-count="0" meta:image-count="0" meta:object-count="0" meta:page-count="2" meta:paragraph-count="40" meta:word-count="457" meta:character-count="2556" meta:non-whitespace-character-count="2153"/>
  </office:meta>
</office:document-meta>
</file>